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E7D09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fo:color="#000000" loext:opacity="100%" style:font-name="Courier new" fo:font-size="11pt" fo:font-weight="bold" style:font-size-asian="11pt" style:font-weight-asian="bold" style:font-size-complex="11pt" style:font-weight-complex="bold"/>
    </style:style>
    <style:style style:name="P2" style:family="paragraph" style:parent-style-name="Standard">
      <style:text-properties fo:color="#000000" loext:opacity="100%" style:font-name="Courier new" fo:font-size="11pt" fo:font-weight="bold" style:font-size-asian="11pt" style:font-weight-asian="bold" style:font-size-complex="11pt" style:font-weight-complex="bold"/>
    </style:style>
    <style:style style:name="T1" style:family="text">
      <style:text-properties style:font-name="Courier New" fo:font-size="11pt" style:text-underline-style="solid" style:text-underline-width="auto" style:text-underline-color="font-color" fo:font-weight="bold" style:font-size-asian="11pt" style:font-weight-asian="bold"/>
    </style:style>
    <style:style style:name="T2" style:family="text">
      <style:text-properties style:font-name="Courier New"/>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X-Files – Saison 1, Épisode 8 : Ice</text:h>
      <text:p text:style-name="P2">Classification : Organisme inconnu – Confinement extrême</text:p>
      <text:p text:style-name="Standard"><text:span text:style-name="T1">1. Résumé opérationnel<text:line-break/></text:span><text:span text:style-name="T2">Mulder et Scully rejoignent une équipe scientifique en Alaska, après la découverte de cadavres dans une station de recherche isolée. Sur place, ils découvrent un parasite ancien et inconnu, libéré de la glace. Il provoque une agressivité extrême chez ses hôtes… et le climat de paranoïa devient total.<text:line-break/></text:span></text:p>
      <text:p text:style-name="Standard"><text:span text:style-name="T1">2. Détails cruciaux à retenir<text:line-break/></text:span><text:span text:style-name="T2">- Le parasite est issu d’un échantillon préhistorique enfermé sous la glace depuis plus de 250 000 ans.<text:line-break/>- Il agit comme un symbiote nerveux : il infecte l’hôte, modifie son comportement, le rend violent.<text:line-break/>- Le climat de suspicion est total : tous doutent les uns des autres, y compris Mulder et Scully.<text:line-break/>- La découverte clé : deux parasites ne peuvent coexister dans le même hôte – un test biologique est mis en place pour prouver l’infection.<text:line-break/></text:span></text:p>
      <text:p text:style-name="Standard"><text:span text:style-name="T1">3. Ambiance et traitement<text:line-break/></text:span><text:span text:style-name="T2">Atmosphère de claustrophobie intense, très inspirée du film The Thing. Le huis clos renforce la tension psychologique. Ce n’est plus une simple enquête, mais une lutte pour ne pas perdre confiance en l’autre. Aucun secours extérieur possible, l’ennemi est à l’intérieur… peut-être même en soi.<text:line-break/></text:span></text:p>
      <text:p text:style-name="Standard"><text:span text:style-name="T1">4. Citation clé (VO + FR)<text:line-break/></text:span><text:span text:style-name="T2">“We’re not who we are.” — Hodge<text:line-break/>« Nous ne sommes pas ceux que nous sommes. » — Hodge<text:line-break/></text:span></text:p>
      <text:p text:style-name="Standard"><text:span text:style-name="T1">5. Observations Zed<text:line-break/></text:span><text:span text:style-name="T2">C’est l’un des meilleurs épisodes de la saison. Il montre que l’ennemi n’a pas besoin d’être visible pour instiller la peur : il suffit qu’il puisse changer notre identité. La confiance entre </text:span><text:soft-page-break/><text:span text:style-name="T2">Mulder et Scully commence à s’approfondir dans l’épreuve.<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text-properties style:font-name="Courier New" fo:font-size="11pt" fo:font-weight="bold" style:font-size-asian="11pt" style:font-weight-asian="bold"/>
    </style:style>
    <style:style style:name="MP2" style:family="paragraph" style:parent-style-name="Footer">
      <style:paragraph-properties fo:text-align="end" style:justify-single-word="false"/>
    </style:style>
    <style:style style:name="M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UREAU AGENCE AETHERA – ARCHIVES X-FILES<text:line-break/>CLASSIFICATION : SÉRIE MYTHIQUE</text:p>
      </style:header>
      <style:footer>
        <text:p text:style-name="MP2"><draw:frame draw:style-name="Mfr1" draw:name="Picture 1" text:anchor-type="as-char" svg:width="3.048cm" svg:height="3.048cm" draw:z-index="1"><draw:image xlink:href="Pictures/100000000000040000000400E7D09C38.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meta:editing-cycles>
    <meta:creation-date>2013-12-23T23:15:00</meta:creation-date>
    <dc:date>2025-05-23T21:41:24.921059642</dc:date>
    <meta:editing-duration>PT53S</meta:editing-duration>
    <meta:generator>LibreOffice/24.8.7.2$Linux_X86_64 LibreOffice_project/f4f281f562fb585d46b0af5755dfe1eb6adc047f</meta:generator>
    <meta:document-statistic meta:table-count="0" meta:image-count="1" meta:object-count="0" meta:page-count="2" meta:paragraph-count="9" meta:word-count="271" meta:character-count="1661" meta:non-whitespace-character-count="1387"/>
    <meta:user-defined meta:name="AppVersion">14.0000</meta:user-defined>
    <meta:template xlink:type="simple" xlink:actuate="onRequest" xlink:title="Normal.dotm" xlink:href=""/>
  </office:meta>
</office:document-meta>
</file>